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4_6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4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883</text:p>
      <text:p text:style-name="P2">Month<text:tab/><text:tab/><text:tab/><text:tab/><text:tab/><text:tab/></text:p>
      <text:p text:style-name="P2">Year<text:tab/><text:tab/><text:tab/><text:tab/><text:tab/><text:tab/>1883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Passover; Young Men's Hebrew Association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Abraham L. Hart; David Pesoa; Rebecca Hart; Rebecca Gratz; Bluma Hart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On the Y M H A/</text:p>
      <text:p text:style-name="P7">For Sabbath before Pessach (/) 83/</text:p>
      <text:p text:style-name="P7">[Hebrew]/</text:p>
      <text:p text:style-name="P7"/>
      <text:p text:style-name="P6">[Page 1]</text:p>
      <text:p text:style-name="P6">Brethren./ <text:s/>It was not a <text:span text:style-name="T2">foolish</text:span><text:span text:style-name="T4"> groundless boast in which I indulged,/ when I lately </text:span><text:span text:style-name="T2">said</text:span><text:span text:style-name="T4"> asserted that from this Congregation sprang/ up nearly all the charitable and scholastic insti-/-tutions </text:span><text:span text:style-name="T2">existing</text:span><text:span text:style-name="T4"> of a Jewish character, established in our city. <text:s/>I spoke knowingly on the subject. <text:s/>Thirty two years ago,/ the government of the </text:span><text:span text:style-name="T5">Hebrah</text:span><text:span text:style-name="T6">, or Beneficial Society to distribute/ alms among the </text:span><text:span text:style-name="T3">poor</text:span><text:span text:style-name="T6"> indigent of our faith, was under the control of/ Abraham L. Hart of this congregation. <text:s/>David Pesoa,/ also one of our members, </text:span><text:span text:style-name="T3">managed</text:span><text:span text:style-name="T6"> directed then the Fuel Society./ <text:s/>The Female benevolent society had </text:span><text:span text:style-name="T3">I think</text:span><text:span text:style-name="T6"> Mrs/ </text:span><text:span text:style-name="T3">Jacob Florence</text:span><text:span text:style-name="T6"> Rebecca Hart of this congregation as resident. <text:s/>The Sunday School Society was superintended by Miss Rebecca Gratz, </text:span><text:span text:style-name="T3">one</text:span><text:span text:style-name="T6"> of our congregation. <text:s/>The Chairman of/ the Hebrew Education Society was Solomon Solis, one of/ our members. <text:s/>Bluma Hart, a Jewess still/ belonging to us, regulated the affairs of the Sewing/ Society. <text:s/>The Foster-Home Society was organized in/ our Cherry Street Synagogue, and Mrs Anna Allen,/ now enjoying the exercise of all her faculties in her eighty </text:span><text:span text:style-name="T3">third</text:span><text:span text:style-name="T6"> fourth year/ in the city of New York, but </text:span><text:span text:style-name="T3">then</text:span><text:span text:style-name="T6"> at that time in our midst, be-/-came </text:span><text:span text:style-name="T3">he</text:span><text:span text:style-name="T6"> the first Directress. <text:s/>But another Society,/ unpretentious and yet calculated to do </text:span><text:span text:style-name="T3">much</text:span><text:span text:style-name="T6"> good, originated/ </text:span><text:soft-page-break/><text:span text:style-name="T3">also</text:span><text:span text:style-name="T6"> likewise with some youths who attended the worship in our minor sanctuary./</text:span></text:p>
      <text:p text:style-name="P6"><text:span text:style-name="T6"/></text:p>
      <text:p text:style-name="P6"><text:span text:style-name="T6">[Page 2]</text:span></text:p>
      <text:p text:style-name="P6"><text:span text:style-name="T6">Most active in bringing it about/ was Nathan Wisenstein, who died five years/ ago, in the prime of life, and whom many will/ remember. <text:s/>Poor he was, and </text:span><text:span text:style-name="T3">he had</text:span><text:span text:style-name="T6"> compelled to strug-/-gle hard to earn enough for a daily livelihood, but the/ drawbacks, which hindered his rising into note,/ did not </text:span><text:span text:style-name="T3">dampen</text:span><text:span text:style-name="T6"> check his </text:span><text:span text:style-name="T3">ardour</text:span><text:span text:style-name="T6"> zeal in the cause of Judaism/ and of learning. <text:s/>Besides attending with punctuality/ to his religious duties, never desecrating the Sabbath/ or holidays, and always </text:span><text:span text:style-name="T3">attending</text:span><text:span text:style-name="T6"> joining in the divine </text:span><text:span text:style-name="T3">service</text:span><text:span text:style-name="T6"> worship--;/ besides rendering </text:span><text:span text:style-name="T3">his</text:span><text:span text:style-name="T6"> gratuitous services </text:span><text:span text:style-name="T3">gratuitously</text:span><text:span text:style-name="T6"> to our Sunday/ School in imparting the first rudiments of Hebrew, and/ acting as librarian, he urged the formation of a literary/ association. <text:s/></text:span><text:span text:style-name="T3">He</text:span><text:span text:style-name="T6"> In conjunction with others, Nathan Wisenstein succeeded in gathering a number,/ before whom an occasional lecture was delivered, and/ by whom weekly discussions on scriptural and histo-/-rical </text:span><text:span text:style-name="T3">subjects</text:span><text:span text:style-name="T6"> topics were held. <text:s/>In the year 1875/ that humble association emerged from a state of obscurity/ into </text:span><text:span text:style-name="T3">a</text:span><text:span text:style-name="T6"> one of publicity, full of bright promises./ <text:s/>After some spirited meetings, it was re-organized/ under the name of "The Young Men's Hebrew Association"/ with Mayer Sulzberger, of this congregation, at the head./</text:span></text:p>
      <text:p text:style-name="P6"><text:span text:style-name="T6"/></text:p>
      <text:p text:style-name="P6"><text:span text:style-name="T6">[Page 3]</text:span></text:p>
      <text:p text:style-name="P6"><text:span text:style-name="T6">Its incipient workings, secured the approval of all who desire the revival of/ our sacred language and literature. <text:s/>A series of post-Bibli-/-cal and classical lectures was arranged, and persons qua-/-lified for the undertaking assumed it. <text:s/>To encourage/ Jewish talents prizes were offered for the best essays/ on various </text:span><text:span text:style-name="T3">topics</text:span><text:span text:style-name="T6"> subjects. <text:s/>Subsequently, a little paper/ called "the Association Review," was issued monthly,/ and its columns presented very readable matter. <text:s/>A library/ was established and to it, donations of valuable books/ were liberally made. <text:s/>A suit of rooms was procured/ in a prominent locality </text:span><text:span text:style-name="T3">in order</text:span><text:span text:style-name="T6"> with the view to </text:span><text:span text:style-name="T3">attract</text:span><text:span text:style-name="T6"> draw visitors,/ and </text:span><text:span text:style-name="T3">it was</text:span><text:span text:style-name="T6"> on its tables home and foreign magazines/ </text:span><text:span text:style-name="T3">were extensively</text:span><text:span text:style-name="T6"> profusely lay. <text:s/>What the would-be </text:span><text:span text:style-name="T5">Jewish</text:span><text:span text:style-name="T6">/ Orders,--with the high-sounding </text:span><text:span text:style-name="T3">child</text:span><text:span text:style-name="T6"> titles of "Sons of the Cove-/-nant," "Free-Sons of Israel," Children of the "Iron Bound"--professed/ to do and failed to accomplish, seemed </text:span><text:span text:style-name="T3">to</text:span><text:span text:style-name="T6"> about to speedily have/ its realization in "The Young Men's Hebrew Association."/ <text:s/>It would knit our offspring in sentiments, and/ train them for the defense of their laws and of/ their people./</text:span></text:p>
      <text:p text:style-name="P6"><text:span text:style-name="T6"/></text:p>
      <text:p text:style-name="P6"><text:span text:style-name="T6">[Page 4]</text:span></text:p>
      <text:p text:style-name="P6"><text:span text:style-name="T6">But time that was to have brought an/ increase</text:span><text:span text:style-name="T3">d</text:span><text:span text:style-name="T6"> of usefulness, proved treacherous. <text:s/>The mildew/ of indifference began to </text:span><text:span text:style-name="T3">appear</text:span><text:span text:style-name="T6"> grow. <text:s/>Many of the/ members clearly manifested a preference for what af-/-fords passing amusement. <text:s/>Seldom would they be/ seen, except at monthly entertainments, and these/ assumed by degrees a shape at variance with the/ idea originally formed. <text:s/>I need not say that the blend-/-ing of the light with the serious is agreeable to human/ reason and not at all opposed to our religion. <text:s/>Repeatedly I have explained that our </text:span><text:span text:style-name="T3">religion</text:span><text:span text:style-name="T6"> faith/ does not put on a frown when our youths engage/ in innocent sports. <text:s/>The music and even the dance may/ not jar with the avowed aim of "The Young Men's/ Hebrew Association"; but to show annoyance at in-/-struction; to visit the resort of pleasure and desert/ altogether the place where information on writings/ and writers can be obtained, </text:span><text:span text:style-name="T5">is</text:span><text:span text:style-name="T6"> surely antagonistic/ to the </text:span><text:span text:style-name="T3">designated</text:span><text:span text:style-name="T6"> defined object. <text:s/>The appellation by which/ it goes, would bear me out, if the public utterances/ of its various directors were not sufficiently ex-/-pressive of the design held </text:span><text:span text:style-name="T3">in view</text:span><text:span text:style-name="T6"> forth when it/ was created./</text:span></text:p>
      <text:p text:style-name="P6"><text:span text:style-name="T6"/></text:p>
      <text:p text:style-name="P6"><text:span text:style-name="T6">[Page 5]</text:span></text:p>
      <text:p text:style-name="P6"><text:span text:style-name="T6">Last year the </text:span><text:span text:style-name="T3">active</text:span><text:span text:style-name="T6"> energetic President and his colleagues,/ wishing to impart a fresher impetus to what displayed/ signs of a decline, asked the ministers by </text:span><text:span text:style-name="T3">a letter</text:span><text:span text:style-name="T6"> an official letter to devote/ the pulpit each Sabbath preceding Passover to the/ advocacy of the Association. <text:s/>I </text:span><text:span text:style-name="T3">spoke</text:span><text:span text:style-name="T6"> pleaded then in its be-/-half </text:span><text:soft-page-break/><text:span text:style-name="T6">and </text:span><text:span text:style-name="T3">made suggestions</text:span><text:span text:style-name="T6">, pursuant to the request made several suggestions./ <text:s/>I anticipated this week to be applied to again for the/ same purpose. <text:s/>I was not. <text:s/>Perhaps last year's general ap-/-plication excluded the necessity of a periodical renewal thereof. <text:s/>But/ perhaps also, the experience of the past severe months/ </text:span><text:span text:style-name="T3">kept back</text:span><text:span text:style-name="T6"> precluded the request. <text:s/>For I would offend truth, if/ I declared that during the current term, the </text:span><text:span text:style-name="T3">shape</text:span><text:span text:style-name="T6"> scope given/ to the Association enhanced it in the estimation of the/ lovers of Judaism. <text:s/>Its </text:span><text:span text:style-name="T3">rooms</text:span><text:span text:style-name="T6"> public entertainments,/ which formerly presented notable features recognizable/ as Hebrew, </text:span><text:span text:style-name="T3">became an absolute travesty</text:span><text:span text:style-name="T6"> defied the sharpest </text:span><text:span text:style-name="T3">eyes</text:span><text:span text:style-name="T6"> vision to discover </text:span><text:span text:style-name="T3">them</text:span><text:span text:style-name="T6"> Jewish characteristics. <text:s/>Christians/ spoke, Christians sang, Christians played; at times in-/-sipidly, at others trivially, and withal, entailing, I believe,/ in most cases, an expenditure unwarranted by the result./ <text:s/>For I hold that when the end in view is not promoted,/ the means employed are mispent[sic!]. <text:s/>If to pass an evening so-/ciably is the sole aim of the association, its claims on the support/ of the Hebrews have been forfeited./</text:span></text:p>
      <text:p text:style-name="P6"><text:span text:style-name="T6"/></text:p>
      <text:p text:style-name="P6"><text:span text:style-name="T6">[Page 6]</text:span></text:p>
      <text:p text:style-name="P6"><text:span text:style-name="T6">Moreover, its literary organ, which, after having superseded/ the "Association Review" </text:span><text:span text:style-name="T3">was heretofore</text:span><text:span text:style-name="T6"> became a bimonthly </text:span><text:span text:style-name="T5">Bulletin</text:span><text:span text:style-name="T6">, can/ scarcely be said to issue forth as a Quarterly,--so irregular/ is its publication, and so difficult it is </text:span><text:span text:style-name="T3">found</text:span><text:span text:style-name="T6"> to fill/ </text:span><text:span text:style-name="T3">up</text:span><text:span text:style-name="T6"> its few pages in due season. <text:s/>Again: The rooms not long ago fitted/ up afresh have not been visited with frequency by/ our youths in quest of instructive volumes. <text:s/>I have/ happened to go there to consult works I do not pos-/-sess, and to have </text:span><text:span text:style-name="T3">fou</text:span><text:span text:style-name="T6"> met no one save the librarian./ <text:s/>However, I will not commit an injustice. <text:s/>The efforts/ of the Young Israelites who accepted to alternate the/ Saturday evening "Informals" with their lectures, deserve/ praise and encouragement. <text:s/>I myself always interpret/ as an </text:span><text:span text:style-name="T3">good</text:span><text:span text:style-name="T6"> auspicious omen the voluntary labors of those who, na-/turally, will succeed us as representatives of the ancient/ Creed. <text:s/>Whenever such labors are the effect of sober/ thoughts on the needs of the present, </text:span><text:span text:style-name="T3">and the requisite</text:span><text:span text:style-name="T6"> looking to/ provisions </text:span><text:span text:style-name="T3">of</text:span><text:span text:style-name="T6"> for the future, we ought to applaud and/ to help and to wish God-speed. <text:s/>May more than/ </text:span><text:span text:style-name="T3">five be found</text:span><text:span text:style-name="T6"> six come forth hereafter, to exercise their talents so laudably./</text:span></text:p>
      <text:p text:style-name="P6"><text:span text:style-name="T6"/></text:p>
      <text:p text:style-name="P6"><text:span text:style-name="T6">[Page 7]</text:span></text:p>
      <text:p text:style-name="P6"><text:span text:style-name="T6">But pleasant as it is to find a course of/ satisfaction; glad as I am to give credit to whom/ it is due, I cannot conceal that the failure to carry/ out </text:span><text:span text:style-name="T3">the primary</text:span><text:span text:style-name="T6"> what should have been proclaimed are/ essential in the working of the Young Men's Hebrew/ Association, is a </text:span><text:span text:style-name="T3">great</text:span><text:span text:style-name="T6"> sad disappointment to me./ <text:s/>The study of the Hebrew language ought to have ranked/ foremost in the minds of the members of our organization./ <text:s/>On it </text:span><text:span text:style-name="T3">th</text:span><text:span text:style-name="T6"> hinges the permanence of the Synagogue,/ and its distinctive </text:span><text:span text:style-name="T3">characteristics</text:span><text:span text:style-name="T6"> existence. <text:s/>I had heard/ that the task was undertaken, and I rejoiced. <text:s/>I have/ been told that it has been, altogether abandoned and I was pained./ <text:s/>Do I then counsel the disbanding of the association?/ <text:s/>No: he is an untrustworthy physician who cuts off a/ diseased limb, ere he has recourse to all the ap-/-pliances, which may restore it to </text:span><text:span text:style-name="T3">perfect health</text:span><text:span text:style-name="T6"> its normal state./ <text:s/>My mission is to preserve and not to destroy, to/ revive, wherever and whenever decay has appeared. <text:s/>It were easy/ to say </text:span><text:span text:style-name="T3">that</text:span><text:span text:style-name="T6"> the Young Men's Hebrew Association/ has fallen off from its standard. <text:s/>Let it be cast among/ the recollections of the past. <text:s/>My </text:span><text:span text:style-name="T3">wish</text:span><text:span text:style-name="T6"> desire and my prayer/ are that it may live long, but live to </text:span><text:span text:style-name="T3">and</text:span><text:span text:style-name="T6"> do good./</text:span></text:p>
      <text:p text:style-name="P6"><text:span text:style-name="T6"/></text:p>
      <text:p text:style-name="P6"><text:span text:style-name="T6">[Page 8]</text:span></text:p>
      <text:p text:style-name="P6"><text:span text:style-name="T6">Therefore I earnestly call upon all who, like/ myself, have hopes in our youths, in their natural/ capacities and inborn enthusiasm I beg of/ them to study how to unite our children by/ a combination of the instruction and the pleasing;/ how to interest them in the events which occur/ in the Jewish world, </text:span><text:span text:style-name="T3">and</text:span><text:span text:style-name="T6"> how to kindle in their hearts/ love for their literature; so that they may be become/ invulnerable to the attacks of the scoffers and the/ </text:span><text:span text:style-name="T3">agnostors</text:span><text:span text:style-name="T6"> jeers of the skeptics. <text:s/>If my well-meant appeal is heeded, I may yet have honest reasons/ to cite as a </text:span><text:span text:style-name="T3">great</text:span><text:span text:style-name="T6"> main factor in that devoutly to be wished for consummation,/ our literary organization, even the Young Men's Hebrew Association of Philadelphia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7-24T13:24:05.61</meta:creation-date>
    <meta:document-statistic meta:table-count="0" meta:image-count="0" meta:object-count="0" meta:page-count="4" meta:paragraph-count="80" meta:word-count="1760" meta:character-count="11013"/>
    <dc:date>2012-07-24T14:36:55.03</dc:date>
    <dc:creator>Penn Libraries</dc:creator>
    <meta:editing-duration>PT00H10M08S</meta:editing-duration>
    <meta:editing-cycles>1</meta:editing-cycles>
    <meta:generator>OpenOffice.org/3.2$Win32 OpenOffice.org_project/320m12$Build-9483</meta:generator>
  </office:meta>
</office:document-meta>
</file>